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Ubuntu" svg:font-family="Ubuntu"/>
    <style:font-face style:name="Arial1" svg:font-family="Arial" style:font-family-generic="swiss"/>
    <style:font-face style:name="Abyssinica SIL" svg:font-family="'Abyssinica SIL'" style:font-pitch="variable"/>
    <style:font-face style:name="Courier New" svg:font-family="'Courier New'" style:font-pitch="variable"/>
    <style:font-face style:name="Tahoma" svg:font-family="Tahoma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aslov_20_dokumenta">
      <style:text-properties fo:font-size="14pt" style:font-size-asian="14pt" style:font-size-complex="14pt"/>
    </style:style>
    <style:style style:name="P3" style:family="paragraph" style:parent-style-name="Naslov_20_dokumenta">
      <style:text-properties fo:font-size="14pt" officeooo:rsid="001e06d7" officeooo:paragraph-rsid="001e06d7" style:font-size-asian="14pt" style:font-size-complex="14pt"/>
    </style:style>
    <style:style style:name="P4" style:family="paragraph" style:parent-style-name="Naslov_20_dokumenta">
      <style:text-properties officeooo:rsid="001d7df0" officeooo:paragraph-rsid="001d7df0"/>
    </style:style>
    <style:style style:name="P5" style:family="paragraph" style:parent-style-name="Autor_20_dokumenta">
      <style:text-properties officeooo:rsid="001d7df0" officeooo:paragraph-rsid="001d7df0"/>
    </style:style>
    <style:style style:name="P6" style:family="paragraph" style:parent-style-name="Autor_20_dokumenta">
      <style:text-properties fo:font-size="14pt" officeooo:rsid="001e06d7" officeooo:paragraph-rsid="001e06d7" style:font-size-asian="14pt" style:font-size-complex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Times New Roman" fo:language="en" fo:country="US" style:language-asian="none" style:country-asian="none" style:font-name-complex="Times New Roman" style:font-size-complex="12pt" style:language-complex="he" style:country-complex="IL"/>
    </style:style>
    <style:style style:name="P10" style:family="paragraph" style:parent-style-name="Standard">
      <style:text-properties fo:language="pl" fo:country="PL"/>
    </style:style>
    <style:style style:name="P11" style:family="paragraph" style:parent-style-name="Standard">
      <style:text-properties fo:language="pl" fo:country="PL" fo:font-weight="bold" officeooo:rsid="0021c3bc" officeooo:paragraph-rsid="0021c3bc" style:font-weight-asian="bold" style:font-weight-complex="bold"/>
    </style:style>
    <style:style style:name="P12" style:family="paragraph" style:parent-style-name="Standard">
      <style:text-properties fo:language="pl" fo:country="PL" officeooo:rsid="0025122d" officeooo:paragraph-rsid="0025122d"/>
    </style:style>
    <style:style style:name="P13" style:family="paragraph" style:parent-style-name="Standard">
      <style:text-properties fo:language="pl" fo:country="PL" officeooo:rsid="0026c1cd" officeooo:paragraph-rsid="0026c1cd"/>
    </style:style>
    <style:style style:name="P14" style:family="paragraph" style:parent-style-name="Standard">
      <style:text-properties fo:language="pl" fo:country="PL" officeooo:rsid="00292cff" officeooo:paragraph-rsid="00292cff"/>
    </style:style>
    <style:style style:name="P15" style:family="paragraph" style:parent-style-name="Standard">
      <style:text-properties fo:language="pl" fo:country="PL" officeooo:rsid="00292cff" officeooo:paragraph-rsid="002db252"/>
    </style:style>
    <style:style style:name="P16" style:family="paragraph" style:parent-style-name="Standard">
      <style:text-properties fo:language="pl" fo:country="PL" officeooo:rsid="0021c3bc" officeooo:paragraph-rsid="00222a51"/>
    </style:style>
    <style:style style:name="P17" style:family="paragraph" style:parent-style-name="Standard">
      <style:text-properties fo:language="pl" fo:country="PL" officeooo:rsid="002c3fa2" officeooo:paragraph-rsid="002c3fa2"/>
    </style:style>
    <style:style style:name="P18" style:family="paragraph" style:parent-style-name="Standard">
      <style:text-properties fo:language="pl" fo:country="PL" officeooo:rsid="002c3fa2" officeooo:paragraph-rsid="002db252"/>
    </style:style>
    <style:style style:name="P19" style:family="paragraph" style:parent-style-name="Standard">
      <style:text-properties officeooo:paragraph-rsid="001ffa37"/>
    </style:style>
    <style:style style:name="P20" style:family="paragraph" style:parent-style-name="Standard">
      <style:text-properties officeooo:rsid="001ffa37" officeooo:paragraph-rsid="001ffa37"/>
    </style:style>
    <style:style style:name="P21" style:family="paragraph" style:parent-style-name="Standard">
      <style:text-properties officeooo:rsid="0020973a" officeooo:paragraph-rsid="0020973a"/>
    </style:style>
    <style:style style:name="P22" style:family="paragraph" style:parent-style-name="Standard">
      <style:text-properties officeooo:paragraph-rsid="0021c3bc"/>
    </style:style>
    <style:style style:name="P23" style:family="paragraph" style:parent-style-name="Standard">
      <style:text-properties officeooo:paragraph-rsid="00222a51"/>
    </style:style>
    <style:style style:name="P24" style:family="paragraph" style:parent-style-name="Standard">
      <style:text-properties style:font-name="Abyssinica SIL" officeooo:rsid="0021c3bc" officeooo:paragraph-rsid="0021c3bc"/>
    </style:style>
    <style:style style:name="P25" style:family="paragraph" style:parent-style-name="Standard">
      <style:text-properties officeooo:rsid="002b2c76" officeooo:paragraph-rsid="002b2c76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Contents_20_1">
      <style:text-properties officeooo:paragraph-rsid="0021c3bc"/>
    </style:style>
    <style:style style:name="P28" style:family="paragraph" style:parent-style-name="Standard">
      <style:text-properties style:text-position="0% 100%" style:font-name="Ubuntu" fo:language="pl" fo:country="PL" officeooo:rsid="002db252" officeooo:paragraph-rsid="002db252" style:font-name-asian="Times New Roman" style:font-name-complex="Arial"/>
    </style:style>
    <style:style style:name="P29" style:family="paragraph" style:parent-style-name="Standard">
      <style:text-properties style:text-position="0% 100%" fo:language="pl" fo:country="PL" officeooo:rsid="002c3fa2" officeooo:paragraph-rsid="002db252"/>
    </style:style>
    <style:style style:name="P30" style:family="paragraph" style:parent-style-name="Heading_20_1">
      <style:text-properties fo:language="pl" fo:country="PL" officeooo:rsid="001ffa37" officeooo:paragraph-rsid="001ffa37"/>
    </style:style>
    <style:style style:name="P31" style:family="paragraph" style:parent-style-name="Heading_20_1">
      <style:text-properties officeooo:rsid="001ffa37" officeooo:paragraph-rsid="001ffa37"/>
    </style:style>
    <style:style style:name="P32" style:family="paragraph" style:parent-style-name="Heading_20_1">
      <style:text-properties officeooo:paragraph-rsid="001ffa37"/>
    </style:style>
    <style:style style:name="P33" style:family="paragraph" style:parent-style-name="Heading_20_1" style:master-page-name="Convert_20_1">
      <style:paragraph-properties style:page-number="auto"/>
    </style:style>
    <style:style style:name="P34" style:family="paragraph" style:parent-style-name="Naslov_20_dokumenta" style:master-page-name="Standard">
      <style:paragraph-properties style:page-number="1"/>
      <style:text-properties fo:font-size="14pt" fo:font-weight="normal" style:font-size-asian="14pt" style:font-weight-asian="normal" style:font-size-complex="14pt" style:font-weight-complex="bold"/>
    </style:style>
    <style:style style:name="T1" style:family="text">
      <style:text-properties fo:font-style="normal" style:font-style-asian="normal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e06d7" style:font-style-asian="normal" style:font-style-complex="normal"/>
    </style:style>
    <style:style style:name="T4" style:family="text">
      <style:text-properties fo:language="pl" fo:country="PL" officeooo:rsid="001ffa37"/>
    </style:style>
    <style:style style:name="T5" style:family="text">
      <style:text-properties fo:language="pl" fo:country="PL" officeooo:rsid="0021c3bc"/>
    </style:style>
    <style:style style:name="T6" style:family="text">
      <style:text-properties officeooo:rsid="001d7df0"/>
    </style:style>
    <style:style style:name="T7" style:family="text">
      <style:text-properties officeooo:rsid="001ffa37"/>
    </style:style>
    <style:style style:name="T8" style:family="text">
      <style:text-properties style:font-name="aakar"/>
    </style:style>
    <style:style style:name="T9" style:family="text">
      <style:text-properties style:font-name="Abyssinica SIL"/>
    </style:style>
    <style:style style:name="T10" style:family="text">
      <style:text-properties style:font-name="Abyssinica SIL" fo:language="en" fo:country="US" style:language-asian="none" style:country-asian="none" style:font-name-complex="Times New Roman" style:font-size-complex="12pt" style:language-complex="he" style:country-complex="IL"/>
    </style:style>
    <style:style style:name="T11" style:family="text">
      <style:text-properties style:font-name="Abyssinica SIL" fo:language="en" fo:country="US" officeooo:rsid="001ffa37" style:language-asian="none" style:country-asian="none" style:font-name-complex="Times New Roman" style:font-size-complex="12pt" style:language-complex="he" style:country-complex="IL"/>
    </style:style>
    <style:style style:name="T12" style:family="text">
      <style:text-properties style:font-name="Abyssinica SIL" fo:language="en" fo:country="US" officeooo:rsid="0020973a" style:language-asian="none" style:country-asian="none" style:font-name-complex="Times New Roman" style:font-size-complex="12pt" style:language-complex="he" style:country-complex="IL"/>
    </style:style>
    <style:style style:name="T13" style:family="text">
      <style:text-properties style:font-name="Abyssinica SIL" fo:language="en" fo:country="US" officeooo:rsid="0021c3bc" style:language-asian="none" style:country-asian="none" style:font-name-complex="Times New Roman" style:font-size-complex="12pt" style:language-complex="he" style:country-complex="IL"/>
    </style:style>
    <style:style style:name="T14" style:family="text">
      <style:text-properties style:font-name="Abyssinica SIL" fo:language="en" fo:country="US" officeooo:rsid="002b2c76" style:language-asian="none" style:country-asian="none" style:font-name-complex="Times New Roman" style:font-size-complex="12pt" style:language-complex="he" style:country-complex="IL"/>
    </style:style>
    <style:style style:name="T15" style:family="text">
      <style:text-properties style:font-name="Abyssinica SIL" fo:language="pl" fo:country="PL" style:language-asian="none" style:country-asian="none"/>
    </style:style>
    <style:style style:name="T16" style:family="text">
      <style:text-properties style:font-name="Abyssinica SIL" officeooo:rsid="0021c3bc"/>
    </style:style>
    <style:style style:name="T17" style:family="text">
      <style:text-properties officeooo:rsid="00222a51"/>
    </style:style>
    <style:style style:name="T18" style:family="text">
      <style:text-properties style:font-name="Arial1" fo:font-size="12pt" style:font-size-asian="12pt" style:font-size-complex="12pt"/>
    </style:style>
    <style:style style:name="T19" style:family="text">
      <style:text-properties officeooo:rsid="002749c8"/>
    </style:style>
    <style:style style:name="T20" style:family="text">
      <style:text-properties officeooo:rsid="002b2c76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22a51" style:font-weight-asian="normal" style:font-weight-complex="normal"/>
    </style:style>
    <style:style style:name="T23" style:family="text">
      <style:text-properties officeooo:rsid="002c3fa2"/>
    </style:style>
    <style:style style:name="T24" style:family="text">
      <style:text-properties style:text-position="sub 58%"/>
    </style:style>
    <style:style style:name="T25" style:family="text">
      <style:text-properties style:text-position="sub 58%" style:font-name="Ubuntu" style:font-name-asian="Times New Roman" style:font-name-complex="Arial"/>
    </style:style>
    <style:style style:name="T26" style:family="text">
      <style:text-properties style:text-position="sub 58%" style:font-name="Ubuntu" officeooo:rsid="002db252" style:font-name-asian="Times New Roman" style:font-name-complex="Arial"/>
    </style:style>
    <style:style style:name="T27" style:family="text">
      <style:text-properties style:text-position="sub 58%" style:font-name="Ubuntu" officeooo:rsid="002c3fa2" style:font-name-asian="Times New Roman" style:font-name-complex="Arial"/>
    </style:style>
    <style:style style:name="T28" style:family="text">
      <style:text-properties style:text-position="sub 58%" officeooo:rsid="002c3fa2"/>
    </style:style>
    <style:style style:name="T29" style:family="text">
      <style:text-properties style:text-position="0% 100%"/>
    </style:style>
    <style:style style:name="T30" style:family="text">
      <style:text-properties style:text-position="0% 100%" style:font-name="Ubuntu" style:font-name-asian="Times New Roman" style:font-name-complex="Arial"/>
    </style:style>
    <style:style style:name="T31" style:family="text">
      <style:text-properties style:text-position="0% 100%" style:font-name="Ubuntu" officeooo:rsid="002db252" style:font-name-asian="Times New Roman" style:font-name-complex="Arial"/>
    </style:style>
    <style:style style:name="T32" style:family="text">
      <style:text-properties style:text-position="0% 100%" style:font-name="Ubuntu" officeooo:rsid="002c3fa2" style:font-name-asian="Times New Roman" style:font-name-complex="Arial"/>
    </style:style>
    <style:style style:name="T33" style:family="text">
      <style:text-properties style:text-position="0% 100%" officeooo:rsid="002c3fa2"/>
    </style:style>
    <style:style style:name="T34" style:family="text">
      <style:text-properties style:text-position="0% 100%" officeooo:rsid="002db252"/>
    </style:style>
    <style:style style:name="T35" style:family="text">
      <style:text-properties officeooo:rsid="002db252"/>
    </style:style>
    <style:style style:name="T36" style:family="text">
      <style:text-properties style:text-line-through-style="none" style:text-line-through-type="none" style:text-position="0% 100%" style:font-name="Ubuntu" fo:font-style="normal" fo:font-weight="normal" style:font-name-asian="Times New Roman" style:font-style-asian="normal" style:font-weight-asian="normal" style:font-name-complex="Arial" style:font-style-complex="normal" style:font-weight-complex="normal"/>
    </style:style>
    <style:style style:name="T37" style:family="text">
      <style:text-properties officeooo:rsid="002f2b87"/>
    </style:style>
    <style:style style:name="T38" style:family="text"/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SVEUČILIŠTE U ZAGREBU</text:p>
      <text:p text:style-name="P2">FAKULTET ELEKTROTEHNIKE I RAČUNARSTVA</text:p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Bioinformatika</text:p>
      <text:p text:style-name="P6"><text:span text:style-name="T3">P</text:span><text:span text:style-name="T2">ROJEKT</text:span></text:p>
      <text:p text:style-name="P4">Improving Bloom Filter Performance on Sequence Data Using k-mer Bloom Filters</text:p>
      <text:p text:style-name="P5">Daria Matković</text:p>
      <text:p text:style-name="Autor_20_dokumenta"><text:span text:style-name="T1">Voditelj:</text:span> <text:span text:style-name="T6">Mirjana Domazet-Lošo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/>
      <text:p text:style-name="Mjesto_20_i_20_datum">Zagreb, <text:span text:style-name="T7">sječanj</text:span>, <text:span text:style-name="T7">2019</text:span></text:p>
      <text:p text:style-name="P26"/>
      <text:p text:style-name="Standard"/>
      <text:p text:style-name="Standard"/>
      <text:p text:style-name="P8">Sadržaj</text:p>
      <text:p text:style-name="P8"/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3335in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6665in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in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59987575" text:style-name="Index_20_Link" text:visited-style-name="Index_20_Link"><text:span text:style-name="T9">1.</text:span></text:a><text:a xlink:type="simple" xlink:href="#__RefHeading___Toc159987575" text:style-name="Index_20_Link" text:visited-style-name="Index_20_Link"><text:span text:style-name="T10"><text:tab/></text:span></text:a><text:a xlink:type="simple" xlink:href="#__RefHeading___Toc159987575" text:style-name="Index_20_Link" text:visited-style-name="Index_20_Link"><text:span text:style-name="T9">Uvod<text:tab/>1</text:span></text:a></text:p>
          <text:p text:style-name="P27"><text:a xlink:type="simple" xlink:href="#__RefHeading___Toc159987576" text:style-name="Index_20_Link" text:visited-style-name="Index_20_Link"><text:span text:style-name="T15">2.</text:span></text:a><text:a xlink:type="simple" xlink:href="#__RefHeading___Toc159987576" text:style-name="Index_20_Link" text:visited-style-name="Index_20_Link"><text:span text:style-name="T10"><text:tab/></text:span></text:a><text:span text:style-name="T13">P</text:span><text:span text:style-name="T11">oboljšanje performansi Bloom Filt</text:span><text:span text:style-name="T12">era</text:span><text:a xlink:type="simple" xlink:href="#__RefHeading___Toc159987576" text:style-name="Index_20_Link" text:visited-style-name="Index_20_Link"><text:span text:style-name="T9"><text:tab/>2</text:span></text:a></text:p>
          <text:p text:style-name="P22"><text:span text:style-name="T9"><text:tab/></text:span><text:span text:style-name="T16">2.1. Metode za smanjenje broja lažno pozitivnih rezultata</text:span></text:p>
          <text:p text:style-name="P24"><text:tab/>2.2. Metode za smanjenje korištene memorije</text:p>
          <text:p text:style-name="P27"><text:a xlink:type="simple" xlink:href="#__RefHeading___Toc159987577" text:style-name="Index_20_Link" text:visited-style-name="Index_20_Link"><text:span text:style-name="T9">3.</text:span></text:a><text:a xlink:type="simple" xlink:href="#__RefHeading___Toc159987577" text:style-name="Index_20_Link" text:visited-style-name="Index_20_Link"><text:span text:style-name="T10"><text:tab/></text:span></text:a><text:a xlink:type="simple" xlink:href="#__RefHeading___Toc159987577" text:style-name="Index_20_Link" text:visited-style-name="Index_20_Link"><text:span text:style-name="T11">R</text:span></text:a><text:span text:style-name="T11">ezultati</text:span><text:a xlink:type="simple" xlink:href="#__RefHeading___Toc159987577" text:style-name="Index_20_Link" text:visited-style-name="Index_20_Link"><text:span text:style-name="T9"><text:tab/>3</text:span></text:a></text:p>
          <text:p text:style-name="Contents_20_1"><text:a xlink:type="simple" xlink:href="#__RefHeading___Toc159987578" text:style-name="Index_20_Link" text:visited-style-name="Index_20_Link"><text:span text:style-name="T9">4.</text:span></text:a><text:a xlink:type="simple" xlink:href="#__RefHeading___Toc159987578" text:style-name="Index_20_Link" text:visited-style-name="Index_20_Link"><text:span text:style-name="T10"><text:tab/></text:span></text:a><text:a xlink:type="simple" xlink:href="#__RefHeading___Toc159987578" text:style-name="Index_20_Link" text:visited-style-name="Index_20_Link"><text:span text:style-name="T11">Z</text:span></text:a><text:span text:style-name="T11">aključak </text:span><text:span text:style-name="T14">i usporedba sa originalnom implementacijom</text:span><text:a xlink:type="simple" xlink:href="#__RefHeading___Toc159987578" text:style-name="Index_20_Link" text:visited-style-name="Index_20_Link"><text:span text:style-name="T9"><text:tab/>4</text:span></text:a></text:p>
          <text:p text:style-name="Contents_20_1"><text:a xlink:type="simple" xlink:href="#__RefHeading___Toc159987579" text:style-name="Index_20_Link" text:visited-style-name="Index_20_Link"><text:span text:style-name="T9">5.</text:span></text:a><text:a xlink:type="simple" xlink:href="#__RefHeading___Toc159987579" text:style-name="Index_20_Link" text:visited-style-name="Index_20_Link"><text:span text:style-name="T10"><text:tab/></text:span></text:a><text:a xlink:type="simple" xlink:href="#__RefHeading___Toc159987579" text:style-name="Index_20_Link" text:visited-style-name="Index_20_Link"><text:span text:style-name="T11">L</text:span></text:a><text:span text:style-name="T11">iteratura</text:span><text:a xlink:type="simple" xlink:href="#__RefHeading___Toc159987579" text:style-name="Index_20_Link" text:visited-style-name="Index_20_Link"><text:span text:style-name="T8"><text:tab/>5</text:span></text:a></text:p>
        </text:index-body>
      </text:table-of-content>
      <text:p text:style-name="P9"/>
      <text:p text:style-name="Standard"/>
      <text:section text:style-name="Sect2" text:name="Section1">
        <text:p text:style-name="Standard"/>
        <text:h text:style-name="P33" text:outline-level="1"><text:bookmark-start text:name="__RefHeading___Toc159987575"/>Uvod<text:bookmark-end text:name="__RefHeading___Toc159987575"/></text:h>
        <text:p text:style-name="P21">Bloom filter je učinkovita probabilistička podatkovna struktura koja se koristi za ispitivanje članstva elemenata u skupu. Bloomov filter može dati lažno pozitivan odgovor, tj. neki element može smatrati članom skupa, iako on to nije, <text:span text:style-name="T20">ali</text:span> Bloomov filter sa sigurnošću može provjeriti da neki element ne pripada skupu.</text:p>
        <text:p text:style-name="P23"><text:span text:style-name="T17">U ovom projektu Bloom filter je služio za spremanje velikog broja k-merova. K-mer je podniz duljine k. K-merovi se nalaze u fasta datoteci koja je preuzeta sa stranice </text:span><text:a xlink:type="simple" xlink:href="http://bacteria.ensembl.org/index.html" text:style-name="Internet_20_link" text:visited-style-name="Visited_20_Internet_20_Link"><text:span text:style-name="T18">http://bacteria.ensembl.org/index.html</text:span></text:a><text:span text:style-name="T18">. </text:span></text:p>
        <text:p text:style-name="P25">Za ovaj projekt korištena je već gotova implementacija Bloom filtera koja je dostupna na <text:a xlink:type="simple" xlink:href="https://github.com/mavam/libbf/" text:style-name="Internet_20_link" text:visited-style-name="Visited_20_Internet_20_Link">https://github.com/mavam/libbf/</text:a>. <text:span text:style-name="T37">Gotova implementacija Bloom filtera se automatski instalira.</text:span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h text:style-name="P30" text:outline-level="1"><text:bookmark-start text:name="__RefHeading___Toc159987576"/>Metode za poboljšanje performansi Bloom Filtra<text:bookmark-end text:name="__RefHeading___Toc159987576"/></text:h>
        <text:p text:style-name="P22"><text:span text:style-name="T4">U </text:span><text:span text:style-name="T5">ovom projektu su razmatrane dvije vrste poboljšanja performansi Bloom Filtra. Jedan način poboljšanja je tako da se smanjuje broj lažno pozitivnih rezultata, a drugi način poboljšanja performansi Bloom filtera je smanjenjem memorije koju zauzima Bloom filter. Također u oba slučaja želimo da vrijeme potrebno za inicijalizaciju i provjeru članova bude minimalno. </text:span></text:p>
        <text:p text:style-name="P11">2.1. Metode za smanjenje broja lažno pozitivnih rezultata</text:p>
        <text:p text:style-name="P16"><text:span text:style-name="T21">Metode za smanjenje broja lažno pozitivnih rezultata su One-sided k-mer Bloom filter i Two-sided k-mer Bloom filter. One-sided k-mer Bloom filter osim k-mera koji mu je upit ispituje i njegove susjede, te upitni k-mer smatra članom Bloom filtera tek kada je jedan od susjeda (lijevi ili desnii) također član Bloom filtera. Two-sided k-mer Bloom filter također provjerava susjede i upitni k-mer smatra članom skupa samo ako su njegovi i lijevi i desni susjedi članovi skupa. </text:span><text:span text:style-name="T22">Na primjer ako je upitni k-mer: ACCTGATT, onda će lijevi susjed biti XACCTGAT, a desni susjed će biti CCTGATTX, gdje je X={A,C,T,G}. Dakle skup mogućih lijevih susjeda je: <text:s/>AACCTGAT, <text:s/>CACCTGAT, <text:s/>TACCTGAT, <text:s/>GACCTGAT, a skup mogućih desnih susjeda je: <text:s/>CCTGATTA, <text:s/>CCTGATTC, <text:s/>CCTGATTT, <text:s/>CCTGATTG. Za One-sided k-mer Bloom filter potrebno je u skupu pronaći k-mer i jedan od osam susjeda, a za Two-sided Bloom filter potrebno je u skupu pronaći k-mer, jedan lijevi i jedan desni susjed. </text:span></text:p>
        <text:p text:style-name="P11">2.2. Metode za smanjenje korištene memorije</text:p>
        <text:p text:style-name="P12">Za smanjenje korištene memorije potrebno je odabrati samo neke k-merove koji se spremaju, ali da udio lažno pozitivnih rezultata bude što manji.</text:p>
        <text:p text:style-name="P12">a) Metoda odabir<text:span text:style-name="T19">om</text:span> najboljeg indeksa</text:p>
        <text:p text:style-name="P13">Skup spremljenih k-merova se odabire tako da se iz dobivene sekvence sprema svaki s-ti k-mer, počevši od određenog indeksa. Indeks od kojeg se počinju odabirati kmerovi odabran je tako da skup svakog s-tog k-mera koji počinje od tog indeksa treba imati najviše preklapanja sa do sada spremljnim skupom k-merova.</text:p>
        <text:p text:style-name="P13">b) Metoda <text:span text:style-name="T19">pohlepne aproksimacije</text:span></text:p>
        <text:p text:style-name="P14">c) Metoda odabira svakof s-tog k-kmera iz sekvence</text:p>
        <text:p text:style-name="P14">Iz sekvence se svaki s-ti k-mer sprema u Bloom filter.</text:p>
        <text:p text:style-name="P15">Nakon što spremimo samo određene k-merove u Bloom filter, možemo koristiti dvije metode za provjeru nalazi li se pojedini k-kmer u spremljnom skupu. <text:span text:style-name="T23">Za opis te dvije metode potrebno je definirati s kao udaljnost između dva susjedna k-mera koja se spremaju u Bloom filter, te S</text:span><text:span text:style-name="T28">u</text:span><text:span text:style-name="T33">(v, w) </text:span><text:span text:style-name="T34">kao skup udaljnosti između dva k-mera koja su spremljena u Bloom filter, a jedan od njih predstavlja lijevi, a drugi desni susjed upitnog k-mera. </text:span><text:span text:style-name="T32">P</text:span><text:span text:style-name="T27">vu</text:span><text:span text:style-name="T32"> </text:span><text:span text:style-name="T31">je skup indeksa koje poprimaju elementi lijevog susjeda upitnog k-mera, a <text:s/>A</text:span><text:span text:style-name="T26">uw </text:span><text:span text:style-name="T31"><text:s/>je skup indeksa koji poprimaju elementi desnog susjeda upitnog k-mera. Slovo u označava upitni k-mer, v označava lijevog, a w desnog susjeda.</text:span></text:p>
        <text:p text:style-name="P28"/>
        <text:p text:style-name="P18">S<text:span text:style-name="T24">u</text:span><text:span text:style-name="T29">(v, w) = { i</text:span><text:span text:style-name="T24">w</text:span><text:span text:style-name="T29">-i</text:span><text:span text:style-name="T24">v</text:span><text:span text:style-name="T29"> | i</text:span><text:span text:style-name="T24">v </text:span><text:span text:style-name="T30">Є P</text:span><text:span text:style-name="T25">vu</text:span><text:span text:style-name="T30">, i</text:span><text:span text:style-name="T25">w </text:span><text:span text:style-name="T30">Є </text:span><text:span text:style-name="T31">A</text:span><text:span text:style-name="T26">uw</text:span><text:span text:style-name="T25"> </text:span><text:span text:style-name="T29">}</text:span></text:p>
        <text:p text:style-name="P14"><text:soft-page-break/>a) Opušten <text:span text:style-name="T20">problem </text:span></text:p>
        <text:p text:style-name="P17"><text:span text:style-name="T35">Problem pronalaženja</text:span> set<text:span text:style-name="T35">a</text:span> k-merova <text:span text:style-name="T35">takvog da</text:span> vrijedi d<text:span text:style-name="T35">a je</text:span> k-mer spremljen <text:span text:style-name="T35">u set </text:span>ili su susjedi (lijevi i desni) upitnog k-mera spremljeni <text:span text:style-name="T35">u set </text:span>tako da je min S<text:span text:style-name="T24">u</text:span><text:span text:style-name="T29">(v, w)&lt;=s.</text:span></text:p>
        <text:p text:style-name="P14">b) Strog <text:span text:style-name="T20">problem zbog smanjenja broja spremljenih k-merova</text:span></text:p>
        <text:p text:style-name="P18"><text:span text:style-name="T35">Problem pronalaženja</text:span> set<text:span text:style-name="T35">a</text:span> k-merova <text:span text:style-name="T35">takvog da </text:span>vrijedi da <text:span text:style-name="T35">je </text:span>k-mer spremljen <text:span text:style-name="T35">u set</text:span> ili su susjedi (lijevi i desni) upitnog k-mera spremljeni <text:span text:style-name="T35">u set </text:span>tako da je min <text:span text:style-name="T29">s </text:span><text:span text:style-name="T36">Є</text:span><text:span text:style-name="T30"> S</text:span><text:span text:style-name="T25">u</text:span><text:span text:style-name="T30">(v, w)</text:span><text:span text:style-name="T29">.</text:span></text:p>
        <text:p text:style-name="P29"/>
        <text:p text:style-name="P29"/>
        <text:p text:style-name="P12"/>
        <text:p text:style-name="P10"/>
        <text:p text:style-name="P10"/>
        <text:p text:style-name="P10"/>
        <text:p text:style-name="P10"/>
        <text:h text:style-name="P31" text:outline-level="1"><text:bookmark-start text:name="__RefHeading___Toc159987577"/>Rezultati<text:bookmark-end text:name="__RefHeading___Toc159987577"/></text:h>
        <text:p text:style-name="Standard"/>
        <text:p text:style-name="Standard"/>
        <text:p text:style-name="Standard"/>
        <text:p text:style-name="Standard"/>
        <text:p text:style-name="Standard"/>
        <text:h text:style-name="P32" text:outline-level="1"><text:bookmark-start text:name="__RefHeading___Toc159987579"/><text:span text:style-name="T7">Zaključak</text:span><text:bookmark-end text:name="__RefHeading___Toc159987579"/><text:bookmark-start text:name="__RefHeading___Toc159987578"/></text:h>
        <text:h text:style-name="Heading_20_1" text:outline-level="1">Literatura<text:bookmark-end text:name="__RefHeading___Toc159987578"/></text:h>
        <text:p text:style-name="P20">1. <text:a xlink:type="simple" xlink:href="http://cs.tau.ac.il/~dpellow/pubs/kbf.pdf" text:style-name="Internet_20_link" text:visited-style-name="Visited_20_Internet_20_Link">http://cs.tau.ac.il/~dpellow/pubs/kbf.pdf</text:a></text:p>
        <text:p text:style-name="P21">2. <text:a xlink:type="simple" xlink:href="https://www.fer.unizg.hr/_download/repository/9._NoSQL_4_od_4.pdf" text:style-name="Internet_20_link" text:visited-style-name="Visited_20_Internet_20_Link">https://www.fer.unizg.hr/_download/repository/9._NoSQL_4_od_4.pdf</text:a></text:p>
        <text:p text:style-name="P25">3. <text:a xlink:type="simple" xlink:href="http://bacteria.ensembl.org/index.html" text:style-name="Internet_20_link" text:visited-style-name="Visited_20_Internet_20_Link"><text:span text:style-name="T18">http://bacteria.ensembl.org/index.html</text:span></text:a></text:p>
        <text:p text:style-name="P25">4. <text:a xlink:type="simple" xlink:href="https://github.com/mavam/libbf/" text:style-name="Internet_20_link" text:visited-style-name="Visited_20_Internet_20_Link">https://github.com/mavam/libbf/</text:a></text:p>
        <text:p text:style-name="P25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Ubuntu" svg:font-family="Ubuntu"/>
    <style:font-face style:name="Arial1" svg:font-family="Arial" style:font-family-generic="swiss"/>
    <style:font-face style:name="Abyssinica SIL" svg:font-family="'Abyssinica SIL'" style:font-pitch="variable"/>
    <style:font-face style:name="Courier New" svg:font-family="'Courier New'" style:font-pitch="variable"/>
    <style:font-face style:name="Tahoma" svg:font-family="Tahoma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orphans="2" fo:widows="2" style:writing-mode="lr-tb"/>
      <style:text-properties style:use-window-font-color="true" style:font-name="Arial" fo:font-family="Arial" style:font-family-generic="swiss" style:font-pitch="variable" fo:font-size="12pt" fo:language="hr" fo:country="H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margin-top="0.1665in" fo:margin-bottom="0.0835in" loext:contextual-spacing="false" fo:text-align="center" style:justify-single-word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25in" loext:contextual-spacing="false" fo:break-before="page"/>
      <style:text-properties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1665in" loext:contextual-spacing="false" fo:keep-with-next="always"/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5in" fo:margin-bottom="0.1252in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tyle="italic" style:font-style-asian="italic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tyle="italic" style:font-style-asian="italic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kod" style:family="paragraph" style:parent-style-name="Standard">
      <style:paragraph-properties fo:margin-left="0.4917in" fo:margin-right="0in" fo:margin-top="0.1665in" fo:margin-bottom="0.1665in" loext:contextual-spacing="false" fo:line-height="100%" fo:text-indent="0in" style:auto-text-indent="false"/>
      <style:text-properties style:font-name="Courier New" fo:font-family="'Courier New'" style:font-pitch="variable" fo:font-size="11pt" style:font-size-asian="11pt" style:font-name-complex="Courier New" style:font-family-complex="'Courier New'" style:font-pitch-complex="variable"/>
    </style:style>
    <style:style style:name="Naslov_20_tablice" style:display-name="Naslov tablice" style:family="paragraph" style:parent-style-name="Standard" style:next-style-name="Standard">
      <style:paragraph-properties fo:margin-top="0.1665in" fo:margin-bottom="0.1665in" loext:contextual-spacing="false" fo:text-align="center" style:justify-single-word="false"/>
      <style:text-properties fo:font-style="italic" style:font-style-asian="italic" style:font-name-complex="Arial" style:font-family-complex="Arial" style:font-family-generic-complex="swiss" style:font-pitch-complex="variable"/>
    </style:style>
    <style:style style:name="Slika" style:family="paragraph" style:parent-style-name="Standard" style:next-style-name="Naslov_20_slike">
      <style:paragraph-properties fo:margin-top="0.1665in" fo:margin-bottom="0.1665in" loext:contextual-spacing="false" fo:text-align="center" style:justify-single-word="false"/>
      <style:text-properties fo:font-size="11pt" fo:language="none" fo:country="none" style:font-size-asian="11pt" style:language-asian="none" style:country-asian="none"/>
    </style:style>
    <style:style style:name="Mjesto_20_i_20_datum" style:display-name="Mjesto i datum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Contents_20_1" style:display-name="Contents 1" style:family="paragraph" style:parent-style-name="Standard" style:next-style-name="Standard" style:class="index">
      <style:paragraph-properties fo:margin-top="0.1665in" fo:margin-bottom="0.0835in" loext:contextual-spacing="false">
        <style:tab-stops>
          <style:tab-stop style:position="0.3335in"/>
          <style:tab-stop style:position="6.2917in" style:type="right" style:leader-style="dotted" style:leader-text="."/>
        </style:tab-stops>
      </style:paragraph-properties>
      <style:text-properties fo:language="none" fo:country="none" style:language-asian="none" style:country-asian="none" style:font-name-complex="Arial" style:font-family-complex="Arial" style:font-family-generic-complex="swiss" style:font-pitch-complex="variable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>
        <style:tab-stops>
          <style:tab-stop style:position="0.6665in"/>
          <style:tab-stop style:position="6.2917in" style:type="right" style:leader-style="dotted" style:leader-text="."/>
        </style:tab-stops>
      </style:paragraph-properties>
      <style:text-properties style:font-name="Arial" fo:font-family="Arial" style:font-family-generic="swiss" style:font-pitch="variable" fo:language="none" fo:country="none" style:language-asian="none" style:country-asian="none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1in"/>
          <style:tab-stop style:position="6.2917in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1pt" fo:language="none" fo:country="none" style:font-size-asian="11pt" style:language-asian="none" style:country-asian="none" style:font-name-complex="Arial" style:font-family-complex="Arial" style:font-family-generic-complex="swiss" style:font-pitch-complex="variable" style:font-size-complex="11pt"/>
    </style:style>
    <style:style style:name="Naslov_20_slike" style:display-name="Naslov slike" style:family="paragraph" style:parent-style-name="Standard" style:next-style-name="Standard">
      <style:paragraph-properties fo:margin-top="0.1665in" fo:margin-bottom="0.1665in" loext:contextual-spacing="false" fo:text-align="center" style:justify-single-word="false"/>
      <style:text-properties fo:language="none" fo:country="none" fo:font-style="italic" style:language-asian="none" style:country-asian="none" style:font-style-asian="italic" style:font-name-complex="Arial" style:font-family-complex="Arial" style:font-family-generic-complex="swiss" style:font-pitch-complex="variable" style:font-size-complex="11pt"/>
    </style:style>
    <style:style style:name="Autor_20_dokumenta" style:display-name="Autor dokumenta" style:family="paragraph" style:parent-style-name="Standard" style:next-style-name="Heading_20_1">
      <style:paragraph-properties fo:margin-top="0.1665in" fo:margin-bottom="0.1665in" loext:contextual-spacing="false" fo:text-align="center" style:justify-single-word="false"/>
      <style:text-properties fo:font-style="italic" style:font-style-asian="italic" style:font-weight-complex="bold"/>
    </style:style>
    <style:style style:name="Naslov_20_dokumenta" style:display-name="Naslov dokumenta" style:family="paragraph" style:parent-style-name="Standard" style:next-style-name="Autor_20_dokumenta">
      <style:paragraph-properties fo:margin-top="0.1665in" fo:margin-bottom="0.1665in" loext:contextual-spacing="false" fo:text-align="center" style:justify-single-word="false"/>
      <style:text-properties fo:font-size="18pt" fo:font-weight="bold" style:font-size-asian="18pt" style:font-weight-asian="bold"/>
    </style:style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Document_20_Map" style:display-name="Document Map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1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3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4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0" style:family="text">
      <style:text-properties style:font-name="Tahoma" fo:font-family="Tahoma" style:font-pitch="variable" style:font-name-complex="Tahoma" style:font-family-complex="Tahoma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7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33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3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35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3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Mjesto_20_i_20_datum_20_Char" style:display-name="Mjesto i datum Char" style:family="text">
      <style:text-properties style:font-name="Arial" fo:font-family="Arial" style:font-family-generic="swiss" style:font-pitch="variable" fo:font-size="14pt" fo:language="hr" fo:country="HR" style:font-size-asian="14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iperlink" style:family="text">
      <style:text-properties fo:color="#0000ff" style:font-name="Arial" fo:font-family="Arial" style:font-family-generic="swiss" style:font-pitch="variable" fo:font-size="11pt" fo:language="hr" fo:country="HR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Document_20_Map_20_Char" style:display-name="Document Map Char" style:family="text">
      <style:text-properties fo:font-size="12pt" fo:language="hr" fo:country="HR" style:font-size-asian="12pt" style:font-size-complex="12pt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24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2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2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2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2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2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2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2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ymbol"/>
      </text:list-level-style-bullet>
      <text:list-level-style-bullet text:level="2" text:style-name="WW8Num3z0" style:num-suffix="." text:bullet-char="·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  <style:text-properties style:font-name="Symbol"/>
      </text:list-level-style-bullet>
      <text:list-level-style-bullet text:level="3" text:style-name="WW8Num3z0" style:num-suffix="." text:bullet-char="·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ymbol"/>
      </text:list-level-style-bullet>
      <text:list-level-style-bullet text:level="4" text:style-name="WW8Num3z0" style:num-suffix="." text:bullet-char="·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Symbol"/>
      </text:list-level-style-bullet>
      <text:list-level-style-bullet text:level="5" text:style-name="WW8Num3z0" style:num-suffix="." text:bullet-char="·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ymbol"/>
      </text:list-level-style-bullet>
      <text:list-level-style-bullet text:level="6" text:style-name="WW8Num3z0" style:num-suffix="." text:bullet-char="·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ymbol"/>
      </text:list-level-style-bullet>
      <text:list-level-style-bullet text:level="7" text:style-name="WW8Num3z0" style:num-suffix="." text:bullet-char="·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ymbol"/>
      </text:list-level-style-bullet>
      <text:list-level-style-bullet text:level="8" text:style-name="WW8Num3z0" style:num-suffix="." text:bullet-char="·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ymbol"/>
      </text:list-level-style-bullet>
      <text:list-level-style-bullet text:level="9" text:style-name="WW8Num3z0" style:num-suffix="." text:bullet-char="·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9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9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9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9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7992in" fo:text-indent="-0.25in" fo:margin-left="0.7992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992in" fo:text-indent="-0.25in" fo:margin-left="1.2992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.7992in" fo:text-indent="-0.1252in" fo:margin-left="1.7992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.2992in" fo:text-indent="-0.25in" fo:margin-left="2.299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992in" fo:text-indent="-0.25in" fo:margin-left="2.7992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3.2992in" fo:text-indent="-0.1252in" fo:margin-left="3.2992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3.7992in" fo:text-indent="-0.25in" fo:margin-left="3.7992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992in" fo:text-indent="-0.25in" fo:margin-left="4.2992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4.7992in" fo:text-indent="-0.1252in" fo:margin-left="4.799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2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2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2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2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2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6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6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6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6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6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6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6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6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1972in" fo:text-indent="-0.1972in" fo:margin-left="0.2756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4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2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text:style-name="WW8Num25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5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5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5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25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5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5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5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5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248in" fo:text-indent="-0.0654in" fo:margin-left="0.3154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8744in" fo:text-indent="-0.25in" fo:margin-left="0.8744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3744in" fo:text-indent="-0.25in" fo:margin-left="1.3744in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8744in" fo:text-indent="-0.25in" fo:margin-left="1.8744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3744in" fo:text-indent="-0.25in" fo:margin-left="2.3744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8744in" fo:text-indent="-0.25in" fo:margin-left="2.8744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3744in" fo:text-indent="-0.25in" fo:margin-left="3.3744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8744in" fo:text-indent="-0.25in" fo:margin-left="3.8744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.3744in" fo:text-indent="-0.25in" fo:margin-left="4.3744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8744in" fo:text-indent="-0.25in" fo:margin-left="4.874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0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0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30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30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0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0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0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0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number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style:font-name="Courier New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style:font-name="Courier New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style:font-name="Courier New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1.1811in" fo:margin-bottom="1.1811in" fo:margin-left="1.1811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72in" fo:margin-bottom="0.472in" fo:margin-left="1.1811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091in" fo:margin-left="0in" fo:margin-right="0in" fo:margin-bottom="0.6701in" style:dynamic-spacing="true"/>
      </style:header-style>
      <style:footer-style>
        <style:header-footer-properties fo:min-height="0.7091in" fo:margin-left="0in" fo:margin-right="0in" fo:margin-top="0.6701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/>
        <text:p text:style-name="Standard"/>
      </style:header>
      <style:footer>
        <text:p text:style-name="MP1"><text:span text:style-name="Page_20_Number"><text:page-number text:select-page="current">8</text:page-number></text:span>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veučilište u Zagrebu</dc:title>
    <dc:subject/>
    <meta:keyword/>
    <dc:description/>
    <meta:initial-creator>Sinisa Tomic</meta:initial-creator>
    <meta:creation-date>2007-02-15T16:51:00</meta:creation-date>
    <dc:date>2018-12-26T10:40:25.151860962</dc:date>
    <meta:print-date>2007-02-23T12:47:00</meta:print-date>
    <meta:editing-cycles>32</meta:editing-cycles>
    <meta:editing-duration>PT20H3M14S</meta:editing-duration>
    <meta:generator>LibreOffice/6.0.6.2$Linux_X86_64 LibreOffice_project/00m0$Build-2</meta:generator>
    <meta:document-statistic meta:table-count="0" meta:image-count="0" meta:object-count="0" meta:page-count="8" meta:paragraph-count="45" meta:word-count="694" meta:character-count="4617" meta:non-whitespace-character-count="3957"/>
  </office:meta>
</office:document-meta>
</file>